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Mono" fo:font-size="10pt" fo:font-weight="bold" officeooo:rsid="0026df28" officeooo:paragraph-rsid="0026df28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2" style:family="paragraph" style:parent-style-name="Standard">
      <style:text-properties style:font-name="Liberation Mono" fo:font-size="10pt" fo:font-weight="bold" officeooo:rsid="00261b22" officeooo:paragraph-rsid="001a844d" style:font-name-asian="Noto Sans Mono CJK SC" style:font-size-asian="10pt" style:font-weight-asian="bold" style:font-name-complex="Liberation Mono" style:font-size-complex="10pt" style:font-weight-complex="bold"/>
    </style:style>
    <style:style style:name="P3" style:family="paragraph" style:parent-style-name="Standard">
      <style:text-properties style:font-name="Liberation Mono" fo:font-size="10pt" fo:font-weight="bold" officeooo:rsid="002d64cc" officeooo:paragraph-rsid="002d64cc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4" style:family="paragraph" style:parent-style-name="Standard">
      <style:text-properties style:font-name="Liberation Mono" fo:font-size="10pt" fo:font-weight="normal" officeooo:rsid="00261b22" officeooo:paragraph-rsid="001a844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5" style:family="paragraph" style:parent-style-name="Standard">
      <style:text-properties style:font-name="Liberation Mono" fo:font-size="10pt" fo:font-weight="normal" officeooo:rsid="00261b22" officeooo:paragraph-rsid="001a844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6" style:family="paragraph" style:parent-style-name="Standard">
      <style:text-properties style:font-name="Liberation Mono" fo:font-size="10pt" fo:font-weight="bold" officeooo:rsid="002da255" officeooo:paragraph-rsid="002da255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ункции в библиотеке</text:p>
      <text:p text:style-name="P2">nm -D /usr/local/cuda-12.2/targets/x86_64-linux/lib/libOpenCL.so</text:p>
      <text:p text:style-name="P2"/>
      <text:p text:style-name="P2"><text:span text:style-name="Source_20_Text">d=$(dirname $0)</text:span><text:line-break/><text:span text:style-name="T1">$0 здесь это переменная которая указывает на путь к файлу запущеного скрипта от места откуда был запущен данный скрипт. <text:line-break/>Переменной d будет присвоен(=) путь к каталогу запускаемого скрипта, здесь </text:span><text:a xlink:type="simple" xlink:href="https://ru.wikipedia.org/wiki/Dirname" text:style-name="Internet_20_link" text:visited-style-name="Visited_20_Internet_20_Link"><text:span text:style-name="T1">dirname</text:span></text:a><text:span text:style-name="T1"> обрежет концовку.</text:span></text:p>
      <text:p text:style-name="P2"/>
      <text:p text:style-name="P3">Conda in script</text:p>
      <text:p text:style-name="P4">#! /usr/bin/bash</text:p>
      <text:p text:style-name="P4">source /home/user/anaconda3/etc/profile.d/conda.sh</text:p>
      <text:p text:style-name="P4">conda activate yolo5</text:p>
      <text:p text:style-name="P4"/>
      <text:p text:style-name="P6">Проверка загрузки NPU</text:p>
      <text:p text:style-name="P4"><text:span text:style-name="Strong_20_Emphasis"><text:span text:style-name="T1">watch -n 1 cat /sys/kernel/debug/rknpu/load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2:50:40.400511246</meta:creation-date>
    <dc:date>2024-09-10T14:01:37.303941352</dc:date>
    <meta:editing-duration>PT5H50M23S</meta:editing-duration>
    <meta:editing-cycles>34</meta:editing-cycles>
    <meta:generator>LibreOffice/7.3.7.2$Linux_X86_64 LibreOffice_project/30$Build-2</meta:generator>
    <meta:document-statistic meta:table-count="0" meta:image-count="0" meta:object-count="0" meta:page-count="1" meta:paragraph-count="9" meta:word-count="58" meta:character-count="486" meta:non-whitespace-character-count="436"/>
  </office:meta>
</office:document-meta>
</file>